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a933" draw:marker-start-width="0.36cm" draw:marker-end-width="0.36cm" draw:fill="solid" draw:fill-color="#afd095" draw:textarea-horizontal-align="justify" draw:textarea-vertical-align="middle" draw:auto-grow-height="false" fo:min-height="3.186cm" fo:min-width="2.93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6cm" draw:marker-end-width="0.36cm" draw:fill="solid" draw:fill-color="#5983b0" draw:textarea-horizontal-align="justify" draw:textarea-vertical-align="middle" draw:auto-grow-height="false" fo:min-height="3.364cm" fo:min-width="3.11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10d0c" draw:marker-start-width="0.36cm" draw:marker-end-width="0.36cm" draw:fill="solid" draw:fill-color="#ff3838" draw:textarea-horizontal-align="justify" draw:textarea-vertical-align="middle" draw:auto-grow-height="false" fo:min-height="1.242cm" fo:min-width="0.99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10d0c" draw:marker-start-width="0.36cm" draw:marker-end-width="0.36cm" draw:fill="solid" draw:fill-color="#ff3838" draw:textarea-horizontal-align="justify" draw:textarea-vertical-align="middle" draw:auto-grow-height="false" fo:min-height="0.712cm" fo:min-width="0.46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10d0c" draw:marker-start-width="0.36cm" draw:marker-end-width="0.36cm" draw:fill="solid" draw:fill-color="#ff3838" draw:textarea-horizontal-align="justify" draw:textarea-vertical-align="middle" draw:auto-grow-height="false" fo:min-height="1.418cm" fo:min-width="1.168cm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svg:stroke-width="0.1cm" svg:stroke-color="#00a933" draw:marker-start-width="0.36cm" draw:marker-end-width="0.36cm" draw:fill="solid" draw:fill-color="#afd095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468a1a" draw:marker-start-width="0.36cm" draw:marker-end-width="0.36cm" draw:fill="solid" draw:fill-color="#77bc65" draw:textarea-horizontal-align="justify" draw:textarea-vertical-align="middle" draw:auto-grow-height="false" fo:min-height="1.948cm" fo:min-width="1.69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468a1a" draw:marker-start-width="0.36cm" draw:marker-end-width="0.36cm" draw:fill="solid" draw:fill-color="#77bc65" draw:textarea-horizontal-align="justify" draw:textarea-vertical-align="middle" draw:auto-grow-height="false" fo:min-height="0.888cm" fo:min-width="0.638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00" draw:marker-start-width="0.36cm" draw:marker-end-width="0.36cm" draw:fill="solid" draw:fill-color="#ff6d6d" draw:textarea-horizontal-align="justify" draw:textarea-vertical-align="middle" draw:auto-grow-height="false" fo:min-height="3.186cm" fo:min-width="2.936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6cm" draw:marker-end-width="0.36cm" draw:fill="solid" draw:fill-color="#ffb66c" draw:textarea-horizontal-align="justify" draw:textarea-vertical-align="middle" draw:auto-grow-height="false" fo:min-height="3.54cm" fo:min-width="3.29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6cm" draw:marker-end-width="0.36cm" draw:fill="solid" draw:fill-color="#5983b0" draw:textarea-horizontal-align="justify" draw:textarea-vertical-align="middle" draw:auto-grow-height="false" fo:min-height="2.656cm" fo:min-width="2.406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5eb91e" draw:marker-start-width="0.36cm" draw:marker-end-width="0.36cm" draw:fill="solid" draw:fill-color="#bbe33d" draw:textarea-horizontal-align="justify" draw:textarea-vertical-align="middle" draw:auto-grow-height="false" fo:min-height="1.418cm" fo:min-width="1.168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800080" draw:marker-start-width="0.36cm" draw:marker-end-width="0.36cm" draw:fill="solid" draw:fill-color="#bf819e" draw:textarea-horizontal-align="justify" draw:textarea-vertical-align="middle" draw:auto-grow-height="false" fo:min-height="3.364cm" fo:min-width="3.114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0000" draw:marker-start-width="0.36cm" draw:marker-end-width="0.36cm" draw:fill="solid" draw:fill-color="#ffb66c" draw:textarea-horizontal-align="justify" draw:textarea-vertical-align="middle" draw:auto-grow-height="false" fo:min-height="1.242cm" fo:min-width="0.992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d428" draw:marker-start-width="0.36cm" draw:marker-end-width="0.36cm" draw:fill="solid" draw:fill-color="#ffe994" draw:textarea-horizontal-align="justify" draw:textarea-vertical-align="middle" draw:auto-grow-height="false" fo:min-height="5.662cm" fo:min-width="5.412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a933" draw:marker-start-width="0.36cm" draw:marker-end-width="0.36cm" draw:fill="solid" draw:fill-color="#afd095" draw:textarea-horizontal-align="justify" draw:textarea-vertical-align="middle" draw:auto-grow-height="false" fo:min-height="2.302cm" fo:min-width="2.052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a933" draw:marker-start-width="0.36cm" draw:marker-end-width="0.36cm" draw:fill="solid" draw:fill-color="#afd095" draw:textarea-horizontal-align="justify" draw:textarea-vertical-align="middle" draw:auto-grow-height="false" fo:min-height="1.418cm" fo:min-width="1.16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a933" draw:marker-start-width="0.36cm" draw:marker-end-width="0.36cm" draw:fill="solid" draw:fill-color="#afd095" draw:textarea-horizontal-align="justify" draw:textarea-vertical-align="middle" draw:auto-grow-height="false" fo:min-height="0.888cm" fo:min-width="0.638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a933" draw:marker-start-width="0.36cm" draw:marker-end-width="0.36cm" draw:fill="solid" draw:fill-color="#afd095" draw:textarea-horizontal-align="justify" draw:textarea-vertical-align="middle" draw:auto-grow-height="false" fo:min-height="1.242cm" fo:min-width="0.992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d428" draw:marker-start-width="0.36cm" draw:marker-end-width="0.36cm" draw:fill="solid" draw:fill-color="#ffe994" draw:textarea-horizontal-align="justify" draw:textarea-vertical-align="middle" draw:auto-grow-height="false" fo:min-height="2.48cm" fo:min-width="2.23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00" draw:marker-start-width="0.36cm" draw:marker-end-width="0.36cm" draw:fill="solid" draw:fill-color="#ff6d6d" draw:textarea-horizontal-align="justify" draw:textarea-vertical-align="middle" draw:auto-grow-height="false" fo:min-height="1.948cm" fo:min-width="1.698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468a1a" draw:marker-start-width="0.36cm" draw:marker-end-width="0.36cm" draw:fill="solid" draw:fill-color="#77bc65" draw:textarea-horizontal-align="justify" draw:textarea-vertical-align="middle" draw:auto-grow-height="false" fo:min-height="1.418cm" fo:min-width="1.168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0000" draw:marker-start-width="0.36cm" draw:marker-end-width="0.36cm" draw:fill="solid" draw:fill-color="#ffb66c" draw:textarea-horizontal-align="justify" draw:textarea-vertical-align="middle" draw:auto-grow-height="false" fo:min-height="4.424cm" fo:min-width="4.174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10d0c" draw:marker-start-width="0.36cm" draw:marker-end-width="0.36cm" draw:fill="solid" draw:fill-color="#ff3838" draw:textarea-horizontal-align="justify" draw:textarea-vertical-align="middle" draw:auto-grow-height="false" fo:min-height="2.48cm" fo:min-width="2.23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d428" draw:marker-start-width="0.36cm" draw:marker-end-width="0.36cm" draw:fill="solid" draw:fill-color="#ffe994" draw:textarea-horizontal-align="justify" draw:textarea-vertical-align="middle" draw:auto-grow-height="false" fo:min-height="3.894cm" fo:min-width="3.644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5eb91e" draw:marker-start-width="0.36cm" draw:marker-end-width="0.36cm" draw:fill="solid" draw:fill-color="#bbe33d" draw:textarea-horizontal-align="justify" draw:textarea-vertical-align="middle" draw:auto-grow-height="false" fo:min-height="2.48cm" fo:min-width="2.23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468a1a" draw:marker-start-width="0.36cm" draw:marker-end-width="0.36cm" draw:fill="solid" draw:fill-color="#77bc65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468a1a" draw:marker-start-width="0.36cm" draw:marker-end-width="0.36cm" draw:fill="solid" draw:fill-color="#77bc65" draw:textarea-horizontal-align="justify" draw:textarea-vertical-align="middle" draw:auto-grow-height="false" fo:min-height="1.771cm" fo:min-width="1.521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d428" draw:marker-start-width="0.36cm" draw:marker-end-width="0.36cm" draw:fill="solid" draw:fill-color="#ffe994" draw:textarea-horizontal-align="justify" draw:textarea-vertical-align="middle" draw:auto-grow-height="false" fo:min-height="1.771cm" fo:min-width="1.521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a933" draw:marker-start-width="0.36cm" draw:marker-end-width="0.36cm" draw:fill="solid" draw:fill-color="#afd095" draw:textarea-horizontal-align="justify" draw:textarea-vertical-align="middle" draw:auto-grow-height="false" fo:min-height="0.887cm" fo:min-width="0.637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0000" draw:marker-start-width="0.36cm" draw:marker-end-width="0.36cm" draw:fill="solid" draw:fill-color="#ffb66c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5eb91e" draw:marker-start-width="0.36cm" draw:marker-end-width="0.36cm" draw:fill="solid" draw:fill-color="#bbe33d" draw:textarea-horizontal-align="justify" draw:textarea-vertical-align="middle" draw:auto-grow-height="false" fo:min-height="2.126cm" fo:min-width="1.876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5eb91e" draw:marker-start-width="0.36cm" draw:marker-end-width="0.36cm" draw:fill="solid" draw:fill-color="#bbe33d" draw:textarea-horizontal-align="justify" draw:textarea-vertical-align="middle" draw:auto-grow-height="false" fo:min-height="3.464cm" fo:min-width="3.21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d428" draw:marker-start-width="0.36cm" draw:marker-end-width="0.36cm" draw:fill="solid" draw:fill-color="#ffe994" draw:textarea-horizontal-align="justify" draw:textarea-vertical-align="middle" draw:auto-grow-height="false" fo:min-height="2.656cm" fo:min-width="2.406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2a6099" draw:marker-start-width="0.35cm" draw:marker-end-width="0.35cm" draw:textarea-horizontal-align="justify" draw:textarea-vertical-align="middle" draw:auto-grow-height="false" fo:min-height="1.595cm" fo:min-width="1.345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2a6099" draw:marker-start-width="0.35cm" draw:marker-end-width="0.35cm" draw:textarea-horizontal-align="justify" draw:textarea-vertical-align="middle" draw:auto-grow-height="false" fo:min-height="3.64cm" fo:min-width="3.39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0000" draw:marker-start-width="0.35cm" draw:marker-end-width="0.35cm" draw:fill="solid" draw:fill-color="#ff8000" draw:textarea-horizontal-align="justify" draw:textarea-vertical-align="middle" draw:auto-grow-height="false" fo:min-height="5.484cm" fo:min-width="5.234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158466" draw:marker-start-width="0.35cm" draw:marker-end-width="0.35cm" draw:fill="solid" draw:fill-color="#3faf46" draw:textarea-horizontal-align="justify" draw:textarea-vertical-align="middle" draw:auto-grow-height="false" fo:min-height="1.461cm" fo:min-width="1.21cm" fo:padding-top="0.175cm" fo:padding-bottom="0.175cm" fo:padding-left="0.3cm" fo:padding-right="0.3cm"/>
    </style:style>
    <style:style style:name="gr40" style:family="graphic" style:parent-style-name="standard">
      <style:graphic-properties svg:stroke-width="0.15cm" draw:marker-start-width="0.43cm" draw:marker-end-width="0.43cm" draw:fill="solid" draw:fill-color="#ffffff" draw:textarea-horizontal-align="justify" draw:textarea-vertical-align="middle" draw:auto-grow-height="false" fo:min-height="1.488cm" fo:min-width="1.552cm" fo:padding-top="0.2cm" fo:padding-bottom="0.2cm" fo:padding-left="0.325cm" fo:padding-right="0.325cm"/>
    </style:style>
    <style:style style:name="gr41" style:family="graphic" style:parent-style-name="standard">
      <style:graphic-properties svg:stroke-width="0.15cm" draw:marker-start-width="0.43cm" draw:marker-end-width="0.43cm" draw:fill="solid" draw:fill-color="#729fcf" draw:opacity="50%" draw:textarea-horizontal-align="justify" draw:textarea-vertical-align="middle" draw:auto-grow-height="false" fo:min-height="1.488cm" fo:min-width="1.552cm" fo:padding-top="0.2cm" fo:padding-bottom="0.2cm" fo:padding-left="0.325cm" fo:padding-right="0.325cm" draw:shadow-opacity="50%"/>
    </style:style>
    <style:style style:name="gr42" style:family="graphic" style:parent-style-name="standard">
      <style:graphic-properties svg:stroke-width="0.15cm" draw:marker-start-width="0.43cm" draw:marker-end-width="0.43cm" draw:fill="none" draw:fill-color="#729fcf" loext:fill-use-slide-background="false" draw:opacity="50%" draw:textarea-horizontal-align="justify" draw:textarea-vertical-align="middle" draw:auto-grow-height="false" fo:min-height="1.488cm" fo:min-width="1.552cm" fo:padding-top="0.2cm" fo:padding-bottom="0.2cm" fo:padding-left="0.325cm" fo:padding-right="0.325cm" draw:shadow-opacity="50%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5983b0"/>
      <style:paragraph-properties fo:text-align="center"/>
    </style:style>
    <style:style style:name="P3" style:family="paragraph">
      <loext:graphic-properties draw:fill="solid" draw:fill-color="#ff3838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77bc65"/>
      <style:paragraph-properties fo:text-align="center"/>
    </style:style>
    <style:style style:name="P6" style:family="paragraph">
      <loext:graphic-properties draw:fill="solid" draw:fill-color="#ff6d6d"/>
      <style:paragraph-properties fo:text-align="center"/>
    </style:style>
    <style:style style:name="P7" style:family="paragraph">
      <loext:graphic-properties draw:fill="solid" draw:fill-color="#ffb66c"/>
      <style:paragraph-properties fo:text-align="center"/>
    </style:style>
    <style:style style:name="P8" style:family="paragraph">
      <loext:graphic-properties draw:fill="solid" draw:fill-color="#bbe33d"/>
      <style:paragraph-properties fo:text-align="center"/>
    </style:style>
    <style:style style:name="P9" style:family="paragraph">
      <loext:graphic-properties draw:fill="solid" draw:fill-color="#bf819e"/>
      <style:paragraph-properties fo:text-align="center"/>
    </style:style>
    <style:style style:name="P10" style:family="paragraph">
      <loext:graphic-properties draw:fill="solid" draw:fill-color="#ffe994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8000"/>
      <style:paragraph-properties fo:text-align="center"/>
    </style:style>
    <style:style style:name="P13" style:family="paragraph">
      <loext:graphic-properties draw:fill="solid" draw:fill-color="#3faf46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729fcf" draw:opacity="50%"/>
      <style:paragraph-properties fo:text-align="center"/>
    </style:style>
    <style:style style:name="P16" style:family="paragraph">
      <loext:graphic-properties draw:fill="none" draw:fill-color="#729fcf" draw:opacity="50%"/>
      <style:paragraph-properties fo:text-align="center"/>
    </style:style>
  </office:automatic-styles>
  <office:body>
    <office:drawing>
      <draw:page draw:name="page1" draw:style-name="dp1" draw:master-page-name="Výchozí">
        <draw:custom-shape draw:style-name="gr1" draw:text-style-name="P1" draw:layer="layout" svg:width="5cm" svg:height="5cm" svg:x="79cm" svg:y="89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5.25cm" svg:height="5.25cm" svg:x="94.226cm" svg:y="6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5cm" svg:height="2.25cm" svg:x="100.226cm" svg:y="6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cm" svg:height="1.5cm" svg:x="96.226cm" svg:y="6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5cm" svg:height="2.5cm" svg:x="93.476cm" svg:y="6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01.726cm" svg:y="6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96.226cm" svg:y="6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5cm" svg:height="4.5cm" svg:x="77.5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25cm" svg:height="3.25cm" svg:x="78.75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75cm" svg:height="1.75cm" svg:x="78.25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5cm" svg:height="5cm" svg:x="13.5cm" svg:y="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5.5cm" svg:height="5.5cm" svg:x="7.5cm" svg:y="4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5cm" svg:height="2.25cm" svg:x="13.5cm" svg:y="4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4.25cm" svg:height="4.25cm" svg:x="20.25cm" svg:y="7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2.5cm" svg:height="2.5cm" svg:x="44cm" svg:y="5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5.25cm" svg:height="5.25cm" svg:x="47cm" svg:y="9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25cm" svg:height="2.25cm" svg:x="51cm" svg:y="9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8.5cm" svg:height="8.5cm" svg:x="70.5cm" svg:y="4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75cm" svg:height="3.75cm" svg:x="68cm" svg:y="4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5cm" svg:height="2.5cm" svg:x="72.5cm" svg:y="4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75cm" svg:height="1.75cm" svg:x="75.25cm" svg:y="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25cm" svg:height="2.25cm" svg:x="79cm" svg:y="4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4cm" svg:height="4cm" svg:x="20.75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5cm" svg:height="5.25cm" svg:x="105.5cm" svg:y="3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25cm" svg:height="2.25cm" svg:x="105cm" svg:y="4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3.25cm" svg:height="3.25cm" svg:x="88.75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5cm" svg:height="2.25cm" svg:x="86.7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75cm" svg:height="3.75cm" svg:x="71.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2.5cm" svg:height="2.5cm" svg:x="71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5.25cm" svg:height="5.25cm" svg:x="126.5cm" svg:y="6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6.75cm" svg:height="6.75cm" svg:x="136.25cm" svg:y="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75cm" svg:height="3.75cm" svg:x="13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5cm" svg:height="2.5cm" svg:x="142.2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5cm" svg:height="2.25cm" svg:x="136.25cm" svg:y="8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4cm" svg:height="4cm" svg:x="139.75cm" svg:y="8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6cm" svg:height="6cm" svg:x="139cm" svg:y="8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4cm" svg:height="4cm" svg:x="118cm" svg:y="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2cm" svg:height="2cm" svg:x="120.5cm" svg:y="7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2.999cm" svg:height="2.999cm" svg:x="117.25cm" svg:y="7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4cm" svg:height="4cm" svg:x="73.001cm" svg:y="9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2.999cm" svg:height="2.999cm" svg:x="75.751cm" svg:y="9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749cm" svg:height="1.749cm" svg:x="74.502cm" svg:y="9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4.5cm" svg:height="4.5cm" svg:x="117.2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4.5cm" svg:height="4.5cm" svg:x="57.25cm" svg:y="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3.25cm" svg:height="3.25cm" svg:x="60cm" svg:y="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75cm" svg:height="3.75cm" svg:x="62.75cm" svg:y="7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draw:layer="layout" svg:width="3.5cm" svg:height="3.5cm" svg:x="138.75cm" svg:y="3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25cm" svg:height="2.25cm" svg:x="140cm" svg:y="3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2.5cm" svg:height="2.5cm" svg:x="9.25cm" svg:y="9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5.25cm" svg:height="5.25cm" svg:x="4.5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4.25cm" svg:height="4.25cm" svg:x="9cm" svg:y="8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draw:layer="layout" svg:width="2.749cm" svg:height="2.749cm" svg:x="52.899cm" svg:y="19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5.5cm" svg:height="5.5cm" svg:x="49.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8.25cm" svg:height="8.25cm" svg:x="4.57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3" draw:layer="layout" svg:width="2.56cm" svg:height="2.561cm" svg:x="11.69cm" svg:y="7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3.5cm" svg:height="3cm" svg:x="1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2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8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7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.1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.2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3.6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.8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7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.1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3.6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.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.8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7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.1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.2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3.6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.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.8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7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.1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2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3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2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8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2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3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2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6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8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2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3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2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6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8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2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3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2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6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8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7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.1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3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3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2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7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.1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3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3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2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6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7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.1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3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3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2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6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7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.1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3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3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2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6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8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7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.1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3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8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7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.1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3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8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7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.1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3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8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7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.1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3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4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2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1.8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7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7.1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4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9.2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6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4.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1.8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9.7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7.1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4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9.2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6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1.8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9.7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7.1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4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2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6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8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9.7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.1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3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2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8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3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2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6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8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3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2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6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8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3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2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6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8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7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.1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6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3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2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7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.1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6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3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2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6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7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.1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6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3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2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6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7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.1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6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3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2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6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8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7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.1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3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8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7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.1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3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8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7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.1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3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8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7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9.1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3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7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2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6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7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2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6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7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2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6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7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2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6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8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75cm" svg:y="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.1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35cm" svg:y="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7.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4.8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75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0.1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35cm" svg:y="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7.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4.8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2.7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0.1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3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7.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4.8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2.75cm" svg:y="1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0.1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3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.2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6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8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7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.1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2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6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8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7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.1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2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6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8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7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.1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2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6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8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7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.1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2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3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2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6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8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2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3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2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6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8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22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9.3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2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6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8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22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9.3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2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6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8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7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.1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3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3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2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6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7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.1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3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3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2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6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7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.1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3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3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48.2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6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7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.1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3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3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48.2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6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8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7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.1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3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50.8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7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.1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3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7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.1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3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53.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50.8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7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.1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3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4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2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6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8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7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.1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4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2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6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8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7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.1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4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2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6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8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7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.1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4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2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6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8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7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.1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3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2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6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8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3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2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6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8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3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2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7.6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8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3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90.2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7.6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8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7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.1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6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3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2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6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7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.1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6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3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2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6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7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.1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6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3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2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6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7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.1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6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3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2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6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6.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8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7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9.1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3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6.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8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7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9.1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3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8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7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.1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3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8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7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.1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3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7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2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6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7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2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6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7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2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6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7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2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6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7.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8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75cm" svg:y="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.1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3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8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75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.1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3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8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7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.1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35cm" svg:y="2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8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75cm" svg:y="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.1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35cm" svg:y="2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21.9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4.9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90.1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2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0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2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7.4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0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3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7.4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0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3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.7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.1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.4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.7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6.6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4.4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1.7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7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9.1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6.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4.4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1.7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9.6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7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9.1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6.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4.4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1.7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7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05.9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03.2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08.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05.9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03.2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08.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05.9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3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4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4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4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4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4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.1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.4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.7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6.6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42.9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45.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42.9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9.1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4.4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1.7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79.6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77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82.2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24.2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26.9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29.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5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5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5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5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5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9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1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4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7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6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9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2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1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7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4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6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9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2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1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6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2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58.6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56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1.2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4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7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58.6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56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1.2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77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79.6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9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3.9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1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4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7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7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82.2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92.7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92.7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9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2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1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7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95.4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98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95.4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00.6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98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95.4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4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6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8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9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2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1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24.2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4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7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6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9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2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26.9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29.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26.9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9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1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6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6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6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4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7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65cm" svg:y="7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0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25cm" svg:y="7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8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0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4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3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6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5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.9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8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0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4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3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6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5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.9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8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0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4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3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6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5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.9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8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0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4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3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.6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5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.9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21.8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9.1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0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4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6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21.8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9.1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0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4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6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21.8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1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0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4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6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8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1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0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4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6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3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5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4.9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8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1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0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4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3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5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4.9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8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1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0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4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3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5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4.9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8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1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0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4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3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5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4.9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8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1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0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4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3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6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58.5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5.9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1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3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6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5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5.9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1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3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6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5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5.9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1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3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6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5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5.9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1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3.8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0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4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3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6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5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6.9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8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0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4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3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6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5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6.9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8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0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4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3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6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5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6.9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8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0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4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3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6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5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6.9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8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1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0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4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6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8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1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0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4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6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8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1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0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4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6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8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1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0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4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6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3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5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7.9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8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1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0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4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3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5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7.9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8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1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0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4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3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5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7.9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8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1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0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4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3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5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7.9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8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1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0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4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3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6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5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8.9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1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6.3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6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21.5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8.9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1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6.3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6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5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8.9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1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3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6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5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8.9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1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8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0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4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8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0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4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8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0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4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8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0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4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3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6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55cm" svg:y="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9.9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15cm" svg:y="7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3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6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55cm" svg:y="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9.9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15cm" svg:y="7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3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6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55cm" svg:y="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9.9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15cm" svg:y="8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3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6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55cm" svg:y="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9.9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15cm" svg:y="8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8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.0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3.4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.3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.6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5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.9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8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.0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3.4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.3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.6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5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.9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8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.0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4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1.3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.6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5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.9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0.8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.0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.4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.3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.6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6.5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.9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8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1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0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4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6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8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1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0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4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6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8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1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0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4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6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1.8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9.1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7.0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4.4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29.6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3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5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4.9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8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1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8.0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4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3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5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4.9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8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1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48.0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45.4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3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5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4.9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8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1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48.0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45.4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2.3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7.5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34.9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2.8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0.1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48.0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45.4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3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6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5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5.9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1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3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50.6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5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5.9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1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3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50.6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5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5.9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1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3.3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0.6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8.5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5.9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1.1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8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0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4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4.3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6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5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6.9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8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0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4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4.3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1.6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9.5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6.8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8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0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4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4.2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1.6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9.5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6.8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3.8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9.0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66.4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4.2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1.6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79.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6.9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8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1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0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4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92.6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8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2.1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4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8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82.1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90.0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4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92.6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4.8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2.1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0.0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87.4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2.6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3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5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7.9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8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1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0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4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3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5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7.9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8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1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0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4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5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7.9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8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1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0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4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5.3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0.5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97.9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5.8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3.1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1.0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08.4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3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6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5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8.9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1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3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6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5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8.9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1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3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6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5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8.9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1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6.3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3.6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1.5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18.9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4.1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8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0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4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8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0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4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8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0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4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6.8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2.0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29.4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7.3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4.6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2.55cm" svg:y="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9.9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15cm" svg:y="86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7.3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4.6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2.55cm" svg:y="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9.9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15cm" svg:y="8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7.3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6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42.55cm" svg:y="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139.9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15cm" svg:y="9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7.3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4.6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2.55cm" svg:y="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39.9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145.15cm" svg:y="95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6.25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56.101cm" svg:y="23.5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15" draw:layer="layout" svg:width="3.5cm" svg:height="3cm" svg:x="53.5cm" svg:y="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4" draw:layer="layout" svg:width="1cm" svg:height="1cm" svg:x="7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0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52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41.25cm" svg:y="9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38.5cm" svg:y="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7.25cm" svg:y="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0cm" svg:y="8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38.7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41.2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23cm" svg:y="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23cm" svg:y="8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49.25cm" svg:y="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44cm" svg:y="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0cm" svg:y="4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0cm" svg:y="5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5.25cm" svg:y="4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5.25cm" svg:y="5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23.2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20.5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60cm" svg:y="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59.75cm" svg:y="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65cm" svg:y="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67.75cm" svg:y="4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73cm" svg:y="4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73cm" svg:y="4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78.25cm" svg:y="4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80.75cm" svg:y="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75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86.25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91.5cm" svg:y="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20.2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41.25cm" svg:y="3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38.5cm" svg:y="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07cm" svg:y="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28cm" svg:y="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30.75cm" svg:y="6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80.75cm" svg:y="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78.251cm" svg:y="9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120cm" svg:y="7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88.75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75.75cm" svg:y="5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70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3.5cm" svg:height="3cm" svg:x="84.9cm" svg:y="61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14" draw:layer="layout" svg:width="3.5cm" svg:height="3cm" svg:x="79.6cm" svg:y="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90.051cm" svg:y="88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92.651cm" svg:y="89.5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2" draw:text-style-name="P16" draw:layer="layout" svg:width="3.5cm" svg:height="3cm" svg:x="95.301cm" svg:y="91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0cm" fo:page-height="1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28T20:24:37.026000000</meta:creation-date>
    <dc:date>2025-07-24T21:30:08.687000000</dc:date>
    <meta:editing-duration>PT3H48M29S</meta:editing-duration>
    <meta:editing-cycles>4</meta:editing-cycles>
    <meta:generator>LibreOffice/7.4.1.2$Windows_X86_64 LibreOffice_project/3c58a8f3a960df8bc8fd77b461821e42c061c5f0</meta:generator>
    <meta:print-date>2025-07-22T10:56:37.128000000</meta:print-date>
    <meta:document-statistic meta:object-count="1889"/>
  </office:meta>
</office:document-meta>
</file>